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09cm" fo:min-width="1.808cm"/>
    </style:style>
    <style:style style:name="gr2" style:family="graphic" style:parent-style-name="standard">
      <style:graphic-properties draw:textarea-horizontal-align="justify" draw:textarea-vertical-align="middle" draw:auto-grow-height="false" fo:min-height="0.509cm" fo:min-width="1.80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47cm" fo:min-width="1.29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46cm" fo:min-width="1.296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1.05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3.6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23cm" fo:min-width="0.985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523cm" fo:min-width="0.98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3.8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2.4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1.10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5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002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001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44cm" fo:min-width="1.054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1.286cm"/>
      <style:paragraph-properties style:writing-mode="lr-tb"/>
    </style:style>
    <style:style style:name="gr21" style:family="graphic" style:parent-style-name="standard">
      <style:graphic-properties svg:stroke-width="0.053cm" draw:marker-start="Arrow_20_concave" draw:marker-start-width="0.28cm" draw:marker-end-width="0.28cm" draw:textarea-vertical-align="middle" fo:padding-top="0.152cm" fo:padding-bottom="0.152cm" fo:padding-left="0.277cm" fo:padding-right="0.277cm"/>
    </style:style>
    <style:style style:name="gr22" style:family="graphic" style:parent-style-name="standard">
      <style:graphic-properties svg:stroke-width="0.053cm" draw:marker-start="" draw:marker-start-width="0.28cm" draw:marker-end="Arrow_20_concave" draw:marker-end-width="0.28cm" draw:textarea-vertical-align="middle" fo:padding-top="0.152cm" fo:padding-bottom="0.152cm" fo:padding-left="0.277cm" fo:padding-right="0.277cm"/>
    </style:style>
    <style:style style:name="gr23" style:family="graphic" style:parent-style-name="standard">
      <style:graphic-properties draw:stroke="none" draw:fill="none" fo:min-height="1.923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text-properties fo:font-size="22pt"/>
    </style:style>
    <style:style style:name="P12" style:family="paragraph">
      <loext:graphic-properties draw:fill="none"/>
      <style:paragraph-properties style:writing-mode="lr-tb"/>
      <style:text-properties fo:font-size="22pt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308cm" svg:height="0.759cm" svg:x="8.712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308cm" svg:height="0.759cm" svg:x="15.325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308cm" svg:height="0.759cm" svg:x="8.712cm" svg:y="10.0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308cm" svg:height="0.759cm" svg:x="15.463cm" svg:y="10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307cm" svg:height="0.759cm" draw:transform="rotate (1.5707963267949) translate (12.938cm 8.855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712cm" svg:y1="5.079cm" svg:x2="6.433cm" svg:y2="6.549cm" draw:start-shape="id1" draw:start-glue-point="3" draw:end-shape="id2" draw:end-glue-point="4" svg:d="M8712 5079h-2279v1470" svg:viewBox="0 0 2280 1471">
          <text:p/>
        </draw:connector>
        <draw:connector draw:style-name="gr3" draw:text-style-name="P1" draw:layer="layout" svg:x1="6.433cm" svg:y1="9.088cm" svg:x2="8.712cm" svg:y2="10.452cm" draw:start-shape="id2" draw:start-glue-point="8" draw:end-shape="id3" draw:end-glue-point="3" svg:d="M6433 9088v1364h2279" svg:viewBox="0 0 2280 1365">
          <text:p/>
        </draw:connector>
        <draw:connector draw:style-name="gr3" draw:text-style-name="P1" draw:layer="layout" draw:line-skew="0.509cm" svg:x1="19.584cm" svg:y1="14.506cm" svg:x2="13.305cm" svg:y2="15.091cm" draw:start-shape="id4" draw:start-glue-point="2" draw:end-shape="id5" draw:end-glue-point="6" svg:d="M19584 14506v1594h-6279v-1009" svg:viewBox="0 0 6280 1595">
          <text:p/>
        </draw:connector>
        <draw:connector draw:style-name="gr3" draw:text-style-name="P1" draw:layer="layout" svg:x1="11.02cm" svg:y1="10.452cm" svg:x2="15.463cm" svg:y2="10.452cm" draw:start-shape="id3" draw:start-glue-point="1" draw:end-shape="id6" draw:end-glue-point="3" svg:d="M11020 10452h4443" svg:viewBox="0 0 4444 1">
          <text:p/>
        </draw:connector>
        <draw:connector draw:style-name="gr3" draw:text-style-name="P1" draw:layer="layout" svg:x1="13.317cm" svg:y1="8.855cm" svg:x2="15.463cm" svg:y2="10.452cm" draw:start-shape="id7" draw:start-glue-point="3" draw:end-shape="id6" draw:end-glue-point="3" svg:d="M13317 8855v1597h2146" svg:viewBox="0 0 2147 1598">
          <text:p/>
        </draw:connector>
        <draw:connector draw:style-name="gr3" draw:text-style-name="P1" draw:layer="layout" svg:x1="15.325cm" svg:y1="5.079cm" svg:x2="13.317cm" svg:y2="6.548cm" draw:start-shape="id8" draw:start-glue-point="3" draw:end-shape="id7" draw:end-glue-point="1" svg:d="M15325 5079h-2008v1469" svg:viewBox="0 0 2009 1470">
          <text:p/>
        </draw:connector>
        <draw:custom-shape draw:style-name="gr4" draw:text-style-name="P2" xml:id="id2" draw:id="id2" draw:layer="layout" svg:width="2.538cm" svg:height="2.539cm" svg:x="5.164cm" svg:y="6.54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1" draw:layer="layout" svg:width="2.538cm" svg:height="2.54cm" svg:x="18.315cm" svg:y="11.96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9.584cm" svg:y1="14.079cm" svg:x2="19.584cm" svg:y2="12.336cm">
            <text:p/>
          </draw:line>
        </draw:g>
        <draw:frame draw:style-name="gr7" draw:text-style-name="P4" draw:layer="layout" svg:width="1.554cm" svg:height="1.535cm" svg:x="3.3cm" svg:y="6.984cm">
          <draw:text-box>
            <text:p><text:span text:style-name="T1">V</text:span><text:span text:style-name="T2">a</text:span></text:p>
          </draw:text-box>
        </draw:frame>
        <draw:frame draw:style-name="gr8" draw:text-style-name="P5" draw:layer="layout" svg:width="4.19cm" svg:height="1.535cm" svg:x="20.6cm" svg:y="8.565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9" draw:text-style-name="P1" draw:layer="layout" svg:width="2.967cm" svg:height="3.545cm" svg:x="18.082cm" svg:y="5.98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19.562cm" svg:y1="7.012cm" svg:x2="19.562cm" svg:y2="8.755cm">
            <text:p/>
          </draw:line>
        </draw:g>
        <draw:custom-shape draw:style-name="gr11" draw:text-style-name="P6" xml:id="id5" draw:id="id5" draw:layer="layout" svg:width="2.966cm" svg:height="3.545cm" svg:x="11.822cm" svg:y="11.546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4.365cm" svg:height="1.535cm" svg:x="13.779cm" svg:y="14.522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3" draw:text-style-name="P7" draw:layer="layout" svg:x1="11.02cm" svg:y1="10.452cm" svg:x2="13.305cm" svg:y2="11.546cm" draw:start-shape="id3" draw:start-glue-point="1" draw:end-shape="id5" draw:end-glue-point="4" svg:d="M11020 10452h2285v1094" svg:viewBox="0 0 2286 1095">
          <text:p/>
        </draw:connector>
        <draw:connector draw:style-name="gr3" draw:text-style-name="P7" draw:layer="layout" svg:x1="11.02cm" svg:y1="5.079cm" svg:x2="13.317cm" svg:y2="6.548cm" draw:start-shape="id1" draw:start-glue-point="1" draw:end-shape="id7" draw:end-glue-point="1" svg:d="M11020 5079h2297v1469" svg:viewBox="0 0 2298 1470">
          <text:p/>
        </draw:connector>
        <draw:connector draw:style-name="gr3" draw:text-style-name="P7" draw:layer="layout" svg:x1="17.771cm" svg:y1="10.452cm" svg:x2="19.584cm" svg:y2="11.966cm" draw:start-shape="id6" draw:start-glue-point="1" draw:end-shape="id4" draw:end-glue-point="0" svg:d="M17771 10452h1813v1514" svg:viewBox="0 0 1814 1515">
          <text:p/>
        </draw:connector>
        <draw:connector draw:style-name="gr3" draw:text-style-name="P7" draw:layer="layout" svg:x1="17.633cm" svg:y1="5.079cm" svg:x2="19.565cm" svg:y2="5.983cm" draw:start-shape="id8" draw:start-glue-point="1" draw:end-shape="id9" draw:end-glue-point="0" svg:d="M17633 5079h1932v904" svg:viewBox="0 0 1933 905">
          <text:p/>
        </draw:connector>
        <draw:connector draw:style-name="gr3" draw:text-style-name="P7" draw:layer="layout" svg:x1="19.565cm" svg:y1="9.528cm" svg:x2="19.584cm" svg:y2="11.966cm" draw:start-shape="id9" draw:start-glue-point="2" draw:end-shape="id4" draw:end-glue-point="0" svg:d="M19565 9528v1218h19v1220" svg:viewBox="0 0 20 2439">
          <text:p/>
        </draw:connector>
        <draw:custom-shape draw:style-name="gr2" draw:text-style-name="P1" xml:id="id10" draw:id="id10" draw:layer="layout" svg:width="2.307cm" svg:height="0.759cm" svg:x="8.711cm" svg:y="15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2.307cm" svg:height="0.759cm" draw:transform="rotate (1.5707963267949) translate (6.047cm 14.366cm)">
          <text:p/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11.018cm" svg:y1="16.101cm" svg:x2="13.305cm" svg:y2="15.091cm" draw:start-shape="id10" draw:start-glue-point="1" draw:end-shape="id5" draw:end-glue-point="6" svg:d="M11018 16101h2287v-1010" svg:viewBox="0 0 2288 1011">
          <text:p/>
        </draw:connector>
        <draw:connector draw:style-name="gr3" draw:text-style-name="P7" draw:layer="layout" svg:x1="6.426cm" svg:y1="12.059cm" svg:x2="8.712cm" svg:y2="10.452cm" draw:start-shape="id11" draw:start-glue-point="1" draw:end-shape="id3" draw:end-glue-point="3" svg:d="M6426 12059v-1607h2286" svg:viewBox="0 0 2287 1608">
          <text:p/>
        </draw:connector>
        <draw:connector draw:style-name="gr3" draw:text-style-name="P7" draw:layer="layout" svg:x1="6.426cm" svg:y1="14.366cm" svg:x2="8.711cm" svg:y2="16.101cm" draw:start-shape="id11" draw:start-glue-point="3" draw:end-shape="id10" draw:end-glue-point="3" svg:d="M6426 14366v1735h2285" svg:viewBox="0 0 2286 1736">
          <text:p/>
        </draw:connector>
        <draw:frame draw:style-name="gr13" draw:text-style-name="P5" draw:layer="layout" svg:width="2.977cm" svg:height="1.535cm" svg:x="20.914cm" svg:y="13.662cm">
          <draw:text-box>
            <text:p><text:span text:style-name="T3">I</text:span><text:span text:style-name="T4">d</text:span></text:p>
          </draw:text-box>
        </draw:frame>
        <draw:frame draw:style-name="gr14" draw:text-style-name="P8" draw:layer="layout" svg:width="1.601cm" svg:height="1.535cm" svg:x="9.218cm" svg:y="5.459cm">
          <draw:text-box>
            <text:p>R<text:span text:style-name="T7">1</text:span></text:p>
          </draw:text-box>
        </draw:frame>
        <draw:frame draw:style-name="gr14" draw:text-style-name="P8" draw:layer="layout" svg:width="1.601cm" svg:height="1.535cm" svg:x="9.186cm" svg:y="16.481cm">
          <draw:text-box>
            <text:p>R<text:span text:style-name="T7">7</text:span></text:p>
          </draw:text-box>
        </draw:frame>
        <draw:frame draw:style-name="gr14" draw:text-style-name="P8" draw:layer="layout" svg:width="1.601cm" svg:height="1.535cm" svg:x="15.896cm" svg:y="10.832cm">
          <draw:text-box>
            <text:p>R<text:span text:style-name="T7">5</text:span></text:p>
          </draw:text-box>
        </draw:frame>
        <draw:frame draw:style-name="gr15" draw:text-style-name="P8" draw:layer="layout" svg:width="1.601cm" svg:height="1.535cm" svg:x="9.121cm" svg:y="10.832cm">
          <draw:text-box>
            <text:p>R<text:span text:style-name="T7">4</text:span></text:p>
          </draw:text-box>
        </draw:frame>
        <draw:frame draw:style-name="gr14" draw:text-style-name="P8" draw:layer="layout" svg:width="1.601cm" svg:height="1.535cm" svg:x="13.6cm" svg:y="7.4cm">
          <draw:text-box>
            <text:p>R<text:span text:style-name="T7">3</text:span></text:p>
          </draw:text-box>
        </draw:frame>
        <draw:frame draw:style-name="gr14" draw:text-style-name="P8" draw:layer="layout" svg:width="1.601cm" svg:height="1.535cm" svg:x="15.766cm" svg:y="5.459cm">
          <draw:text-box>
            <text:p>R<text:span text:style-name="T7">2</text:span></text:p>
          </draw:text-box>
        </draw:frame>
        <draw:frame draw:style-name="gr14" draw:text-style-name="P8" draw:layer="layout" svg:width="1.601cm" svg:height="1.535cm" svg:x="4.446cm" svg:y="12.395cm">
          <draw:text-box>
            <text:p>R<text:span text:style-name="T7">6</text:span></text:p>
          </draw:text-box>
        </draw:frame>
        <draw:custom-shape draw:style-name="gr16" draw:text-style-name="P7" draw:layer="layout" svg:width="0.322cm" svg:height="0.356cm" svg:x="13.132cm" svg:y="10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323cm" svg:height="0.355cm" svg:x="19.333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323cm" svg:height="0.355cm" svg:x="13.133cm" svg:y="15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323cm" svg:height="0.356cm" svg:x="13.133cm" svg:y="4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323cm" svg:height="0.355cm" svg:x="6.244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1.554cm" svg:height="3.494cm" svg:x="12cm" svg:y="6.5cm">
          <draw:text-box>
            <text:p>+</text:p>
            <text:p>V<text:span text:style-name="T7">b</text:span></text:p>
            <text:p>-</text:p>
          </draw:text-box>
        </draw:frame>
        <draw:line draw:style-name="gr19" draw:text-style-name="P9" draw:layer="layout" svg:x1="7.315cm" svg:y1="12.059cm" svg:x2="7.315cm" svg:y2="14.659cm">
          <text:p/>
        </draw:line>
        <draw:frame draw:style-name="gr20" draw:text-style-name="P10" draw:layer="layout" svg:width="1.193cm" svg:height="1.536cm" svg:x="7.4cm" svg:y="12.564cm">
          <draw:text-box>
            <text:p><text:span text:style-name="T5">I</text:span><text:span text:style-name="T6">c</text:span></text:p>
          </draw:text-box>
        </draw:frame>
        <draw:ellipse draw:style-name="gr21" draw:text-style-name="P7" draw:layer="layout" svg:width="2.556cm" svg:height="2.609cm" draw:transform="skewX (0.00418879020478648) rotate (0.536863277913456) translate (8.171cm 7.663cm)" draw:kind="arc" draw:start-angle="208.29" draw:end-angle="138.34">
          <text:p/>
        </draw:ellipse>
        <draw:ellipse draw:style-name="gr21" draw:text-style-name="P7" draw:layer="layout" svg:width="2.556cm" svg:height="2.609cm" draw:transform="skewX (0.00418879020478648) rotate (1.19014001693493) translate (8.079cm 14.211cm)" draw:kind="arc" draw:start-angle="208.29" draw:end-angle="138.34">
          <text:p/>
        </draw:ellipse>
        <draw:ellipse draw:style-name="gr22" draw:text-style-name="P7" draw:layer="layout" svg:width="2.556cm" svg:height="2.609cm" draw:transform="skewX (0.00418879020478641) rotate (-0.623955207587973) translate (16.185cm 6.176cm)" draw:kind="arc" draw:start-angle="208.29" draw:end-angle="138.34">
          <text:p/>
        </draw:ellipse>
        <draw:ellipse draw:style-name="gr22" draw:text-style-name="P7" draw:layer="layout" svg:width="2.556cm" svg:height="2.609cm" draw:transform="skewX (0.00418879020478641) rotate (-2.58291276002641) translate (18.472cm 13.743cm)" draw:kind="arc" draw:start-angle="208.29" draw:end-angle="138.34">
          <text:p/>
        </draw:ellipse>
        <draw:frame draw:style-name="gr20" draw:text-style-name="P12" draw:layer="layout" svg:width="1.193cm" svg:height="1.536cm" svg:x="9.5cm" svg:y="7.464cm">
          <draw:text-box>
            <text:p text:style-name="P11"><text:span text:style-name="T8">I</text:span><text:span text:style-name="T9">a</text:span></text:p>
          </draw:text-box>
        </draw:frame>
        <draw:frame draw:style-name="gr20" draw:text-style-name="P12" draw:layer="layout" svg:width="1.193cm" svg:height="1.536cm" svg:x="16cm" svg:y="7.264cm">
          <draw:text-box>
            <text:p text:style-name="P11"><text:span text:style-name="T8">I</text:span><text:span text:style-name="T9">b</text:span></text:p>
          </draw:text-box>
        </draw:frame>
        <draw:frame draw:style-name="gr23" draw:text-style-name="P12" draw:layer="layout" svg:width="1.7cm" svg:height="2.173cm" svg:x="16.1cm" svg:y="12.627cm">
          <draw:text-box>
            <text:p text:style-name="P11"><text:span text:style-name="T8">-I</text:span><text:span text:style-name="T9">d</text:span></text:p>
          </draw:text-box>
        </draw:frame>
        <draw:frame draw:style-name="gr20" draw:text-style-name="P12" draw:layer="layout" svg:width="1.193cm" svg:height="1.536cm" svg:x="9.3cm" svg:y="12.964cm">
          <draw:text-box>
            <text:p text:style-name="P11"><text:span text:style-name="T8">I</text:span><text:span text:style-name="T9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quare_20_45" draw:display-name="Square 45" svg:viewBox="0 0 1131 1131" svg:d="M0 564l564 567 567-567-567-56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7:32:30.740977289</meta:creation-date>
    <dc:date>2021-03-21T13:13:41.450879565</dc:date>
    <meta:editing-duration>PT6M42S</meta:editing-duration>
    <meta:editing-cycles>2</meta:editing-cycles>
    <meta:generator>LibreOffice/6.4.6.2$Linux_X86_64 LibreOffice_project/40$Build-2</meta:generator>
    <meta:document-statistic meta:object-count="56"/>
  </office:meta>
</office:document-meta>
</file>